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3">T</text:span><text:span text:style-name="_35_0">h</text:span><text:span text:style-name="_37_5">e</text:span><text:span text:style-name="_31_"> </text:span><text:span text:style-name="_34_7">M</text:span><text:span text:style-name="_36_3">c</text:span><text:span text:style-name="_31_9">W</text:span><text:span text:style-name="_34_7">i</text:span><text:span text:style-name="_36_3">l</text:span><text:span text:style-name="_31_3">l</text:span><text:span text:style-name="_34_3">i</text:span><text:span text:style-name="_37_5">a</text:span><text:span text:style-name="_31_4">m</text:span><text:span text:style-name="_35_0">s</text:span><text:span text:style-name="_37_0">e</text:span><text:span text:style-name="_39_">s</text:span><text:span text:style-name="_32_6"> </text:span><text:span text:style-name="_36_2">A</text:span><text:span text:style-name="_32_4">n</text:span><text:span text:style-name="_33_5">d</text:span><text:span text:style-name="_35_1"> </text:span><text:span text:style-name="_32_4">T</text:span><text:span text:style-name="_33_8">h</text:span><text:span text:style-name="_36_3">e</text:span><text:span text:style-name="_31_"> </text:span><text:span text:style-name="_34_5">B</text:span><text:span text:style-name="_35_8">u</text:span><text:span text:style-name="_31_4">r</text:span><text:span text:style-name="_34_2">g</text:span><text:span text:style-name="_36_3">l</text:span><text:span text:style-name="_31_8">a</text:span><text:span text:style-name="_34_5">r</text:span><text:span text:style-name="_35_1"> </text:span><text:span text:style-name="_31_7">A</text:span><text:span text:style-name="_33_8">l</text:span><text:span text:style-name="_36_8">a</text:span><text:span text:style-name="_32_3">r</text:span><text:span text:style-name="_33_7">m</text:span></text:p>
      <text:p text:style-name="P1"><text:span text:style-name="_31_4">b</text:span><text:span text:style-name="_34_9">y</text:span><text:span text:style-name="_35_1"> </text:span><text:span text:style-name="_32_5">M</text:span><text:span text:style-name="_33_5">a</text:span><text:span text:style-name="_37_5">r</text:span><text:span text:style-name="_31_5">k</text:span><text:span text:style-name="_32_6"> </text:span><text:span text:style-name="_37_4">T</text:span><text:span text:style-name="_32_0">w</text:span><text:span text:style-name="_34_0">a</text:span><text:span text:style-name="_36_5">i</text:span><text:span text:style-name="_38_">n</text:span></text:p>
      <text:p text:style-name="P1"><text:span text:style-name="_32_0">T</text:span><text:span text:style-name="_34_4">h</text:span><text:span text:style-name="_35_9">e</text:span><text:span text:style-name="_31_"> </text:span><text:span text:style-name="_33_2">c</text:span><text:span text:style-name="_37_5">o</text:span><text:span text:style-name="_31_7">n</text:span><text:span text:style-name="_34_9">v</text:span><text:span text:style-name="_36_0">e</text:span><text:span text:style-name="_32_2">r</text:span><text:span text:style-name="_34_5">s</text:span><text:span text:style-name="_35_7">a</text:span><text:span text:style-name="_37_">t</text:span><text:span text:style-name="_34_7">i</text:span><text:span text:style-name="_36_9">o</text:span><text:span text:style-name="_31_0">n</text:span><text:span text:style-name="_32_6"> </text:span><text:span text:style-name="_36_5">d</text:span><text:span text:style-name="_32_0">r</text:span><text:span text:style-name="_34_0">i</text:span><text:span text:style-name="_36_4">f</text:span><text:span text:style-name="_31_8">t</text:span><text:span text:style-name="_34_4">e</text:span><text:span text:style-name="_37_5">d</text:span><text:span text:style-name="_31_"> </text:span><text:span text:style-name="_33_7">s</text:span><text:span text:style-name="_36_9">m</text:span><text:span text:style-name="_32_0">o</text:span><text:span text:style-name="_34_3">o</text:span><text:span text:style-name="_36_0">t</text:span><text:span text:style-name="_38_">h</text:span><text:span text:style-name="_34_7">l</text:span><text:span text:style-name="_36_5">y</text:span><text:span text:style-name="_31_"> </text:span><text:span text:style-name="_34_7">a</text:span><text:span text:style-name="_36_4">n</text:span><text:span text:style-name="_31_3">d</text:span><text:span text:style-name="_32_6"> </text:span><text:span text:style-name="_37_4">p</text:span><text:span text:style-name="_31_9">l</text:span><text:span text:style-name="_33_2">e</text:span><text:span text:style-name="_36_5">a</text:span><text:span text:style-name="_31_5">s</text:span><text:span text:style-name="_33_2">a</text:span><text:span text:style-name="_36_9">n</text:span><text:span text:style-name="_37_">t</text:span><text:span text:style-name="_34_8">l</text:span><text:span text:style-name="_37_3">y</text:span><text:span text:style-name="_31_"> </text:span><text:span text:style-name="_34_9">a</text:span><text:span text:style-name="_35_7">l</text:span><text:span text:style-name="_32_4">o</text:span><text:span text:style-name="_34_3">n</text:span><text:span text:style-name="_36_2">g</text:span><text:span text:style-name="_31_"> </text:span><text:span text:style-name="_33_7">f</text:span><text:span text:style-name="_36_0">r</text:span><text:span text:style-name="_32_4">o</text:span><text:span text:style-name="_33_5">m</text:span><text:span text:style-name="_35_1"> </text:span><text:span text:style-name="_31_8">w</text:span><text:span text:style-name="_35_0">e</text:span><text:span text:style-name="_36_2">a</text:span><text:span text:style-name="_38_">t</text:span><text:span text:style-name="_34_2">h</text:span><text:span text:style-name="_37_0">e</text:span><text:span text:style-name="_32_5">r</text:span><text:span text:style-name="_32_6"> </text:span><text:span text:style-name="_36_8">t</text:span><text:span text:style-name="_31_2">o</text:span><text:span text:style-name="_32_6"> </text:span><text:span text:style-name="_35_7">c</text:span><text:span text:style-name="_31_8">r</text:span><text:span text:style-name="_34_4">o</text:span><text:span text:style-name="_36_7">p</text:span><text:span text:style-name="_31_3">s</text:span><text:span text:style-name="_34_8">,</text:span><text:span text:style-name="_35_1"> </text:span><text:span text:style-name="_31_0">f</text:span><text:span text:style-name="_33_2">r</text:span><text:span text:style-name="_36_3">o</text:span><text:span text:style-name="_32_3">m</text:span><text:span text:style-name="_32_6"> </text:span><text:span text:style-name="_36_0">c</text:span><text:span text:style-name="_31_2">r</text:span><text:span text:style-name="_33_9">o</text:span><text:span text:style-name="_36_7">p</text:span><text:span text:style-name="_32_5">s</text:span><text:span text:style-name="_32_6"> </text:span><text:span text:style-name="_35_9">t</text:span><text:span text:style-name="_31_2">o</text:span><text:span text:style-name="_32_6"> </text:span><text:span text:style-name="_37_2">l</text:span><text:span text:style-name="_37_">i</text:span><text:span text:style-name="_33_7">t</text:span><text:span text:style-name="_37_3">e</text:span><text:span text:style-name="_31_4">r</text:span><text:span text:style-name="_34_7">a</text:span><text:span text:style-name="_36_5">t</text:span><text:span text:style-name="_31_0">u</text:span><text:span text:style-name="_34_7">r</text:span><text:span text:style-name="_37_2">e</text:span><text:span text:style-name="_38_">,</text:span><text:span text:style-name="_32_6"> </text:span><text:span text:style-name="_36_2">f</text:span><text:span text:style-name="_39_">r</text:span><text:span text:style-name="_34_9">o</text:span><text:span text:style-name="_36_9">m</text:span><text:span text:style-name="_31_"> </text:span><text:span text:style-name="_34_8">l</text:span><text:span text:style-name="_35_8">i</text:span><text:span text:style-name="_32_4">t</text:span><text:span text:style-name="_34_0">e</text:span><text:span text:style-name="_36_0">r</text:span><text:span text:style-name="_32_0">a</text:span><text:span text:style-name="_33_2">t</text:span><text:span text:style-name="_36_0">u</text:span><text:span text:style-name="_32_0">r</text:span><text:span text:style-name="_33_3">e</text:span><text:span text:style-name="_35_1"> </text:span><text:span text:style-name="_38_">t</text:span><text:span text:style-name="_34_0">o</text:span><text:span text:style-name="_35_1"> </text:span><text:span text:style-name="_38_">s</text:span><text:span text:style-name="_35_0">c</text:span><text:span text:style-name="_37_0">a</text:span><text:span text:style-name="_32_4">n</text:span><text:span text:style-name="_33_7">d</text:span><text:span text:style-name="_37_3">a</text:span><text:span text:style-name="_39_">l</text:span><text:span text:style-name="_34_4">,</text:span><text:span text:style-name="_35_1"> </text:span><text:span text:style-name="_32_3">f</text:span><text:span text:style-name="_33_7">r</text:span><text:span text:style-name="_37_4">o</text:span><text:span text:style-name="_31_7">m</text:span><text:span text:style-name="_32_6"> </text:span><text:span text:style-name="_35_7">s</text:span><text:span text:style-name="_31_4">c</text:span><text:span text:style-name="_34_8">a</text:span><text:span text:style-name="_36_8">n</text:span><text:span text:style-name="_31_3">d</text:span><text:span text:style-name="_34_2">a</text:span><text:span text:style-name="_35_9">l</text:span><text:span text:style-name="_31_"> </text:span><text:span text:style-name="_34_3">t</text:span><text:span text:style-name="_36_7">o</text:span><text:span text:style-name="_31_"> </text:span><text:span text:style-name="_34_3">r</text:span><text:span text:style-name="_36_9">e</text:span><text:span text:style-name="_31_5">l</text:span><text:span text:style-name="_33_2">i</text:span><text:span text:style-name="_36_2">g</text:span><text:span text:style-name="_31_3">i</text:span><text:span text:style-name="_34_8">o</text:span><text:span text:style-name="_37_5">n</text:span><text:span text:style-name="_32_2">;</text:span><text:span text:style-name="_32_6"> </text:span><text:span text:style-name="_36_7">t</text:span><text:span text:style-name="_38_">h</text:span><text:span text:style-name="_33_9">e</text:span><text:span text:style-name="_37_3">n</text:span><text:span text:style-name="_31_"> </text:span><text:span text:style-name="_35_0">t</text:span><text:span text:style-name="_37_4">o</text:span><text:span text:style-name="_31_3">o</text:span><text:span text:style-name="_34_2">k</text:span><text:span text:style-name="_35_1"> </text:span><text:span text:style-name="_39_">a</text:span><text:span text:style-name="_32_6"> </text:span><text:span text:style-name="_37_4">r</text:span><text:span text:style-name="_32_2">a</text:span><text:span text:style-name="_35_0">n</text:span><text:span text:style-name="_36_4">d</text:span><text:span text:style-name="_39_">o</text:span><text:span text:style-name="_33_7">m</text:span><text:span text:style-name="_35_1"> </text:span><text:span text:style-name="_31_9">j</text:span><text:span text:style-name="_35_0">u</text:span><text:span text:style-name="_37_3">m</text:span><text:span text:style-name="_31_5">p</text:span><text:span text:style-name="_34_9">,</text:span><text:span text:style-name="_35_1"> </text:span><text:span text:style-name="_31_5">a</text:span><text:span text:style-name="_33_7">n</text:span><text:span text:style-name="_36_2">d</text:span><text:span text:style-name="_31_"> </text:span><text:span text:style-name="_33_8">l</text:span><text:span text:style-name="_37_0">a</text:span><text:span text:style-name="_37_">n</text:span><text:span text:style-name="_33_4">d</text:span><text:span text:style-name="_35_9">e</text:span><text:span text:style-name="_32_3">d</text:span><text:span text:style-name="_32_6"> </text:span><text:span text:style-name="_36_9">o</text:span><text:span text:style-name="_31_0">n</text:span><text:span text:style-name="_32_6"> </text:span><text:span text:style-name="_37_5">t</text:span><text:span text:style-name="_32_0">h</text:span><text:span text:style-name="_35_0">e</text:span><text:span text:style-name="_35_1"> </text:span><text:span text:style-name="_38_">s</text:span><text:span text:style-name="_34_3">u</text:span><text:span text:style-name="_37_2">b</text:span><text:span text:style-name="_31_5">j</text:span><text:span text:style-name="_34_3">e</text:span><text:span text:style-name="_37_2">c</text:span><text:span text:style-name="_32_2">t</text:span><text:span text:style-name="_32_6"> </text:span><text:span text:style-name="_36_8">o</text:span><text:span text:style-name="_37_">f</text:span><text:span text:style-name="_32_6"> </text:span><text:span text:style-name="_35_8">b</text:span><text:span text:style-name="_37_">u</text:span><text:span text:style-name="_33_7">r</text:span><text:span text:style-name="_36_9">g</text:span><text:span text:style-name="_38_">l</text:span><text:span text:style-name="_33_8">a</text:span><text:span text:style-name="_36_8">r</text:span><text:span text:style-name="_31_"> </text:span><text:span text:style-name="_35_0">a</text:span><text:span text:style-name="_35_8">l</text:span><text:span text:style-name="_32_3">a</text:span><text:span text:style-name="_34_8">r</text:span><text:span text:style-name="_36_8">m</text:span><text:span text:style-name="_38_">s</text:span><text:span text:style-name="_33_7">.</text:span><text:span text:style-name="_35_1"> </text:span><text:span text:style-name="_32_0">A</text:span><text:span text:style-name="_33_2">n</text:span><text:span text:style-name="_36_2">d</text:span><text:span text:style-name="_31_"> </text:span><text:span text:style-name="_33_8">n</text:span><text:span text:style-name="_37_0">o</text:span><text:span text:style-name="_31_3">w</text:span><text:span text:style-name="_32_6"> </text:span><text:span text:style-name="_37_0">f</text:span><text:span text:style-name="_32_4">o</text:span><text:span text:style-name="_33_2">r</text:span><text:span text:style-name="_35_1"> </text:span><text:span text:style-name="_37_">t</text:span><text:span text:style-name="_33_5">h</text:span><text:span text:style-name="_37_0">e</text:span><text:span text:style-name="_31_"> </text:span><text:span text:style-name="_34_0">f</text:span><text:span text:style-name="_37_3">i</text:span><text:span text:style-name="_32_0">r</text:span><text:span text:style-name="_33_9">s</text:span><text:span text:style-name="_36_0">t</text:span><text:span text:style-name="_31_"> </text:span><text:span text:style-name="_34_0">t</text:span><text:span text:style-name="_36_2">i</text:span><text:span text:style-name="_31_9">m</text:span><text:span text:style-name="_33_5">e</text:span><text:span text:style-name="_35_1"> </text:span><text:span text:style-name="_32_0">M</text:span><text:span text:style-name="_33_9">r</text:span><text:span text:style-name="_36_2">.</text:span><text:span text:style-name="_31_"> </text:span><text:span text:style-name="_34_8">M</text:span><text:span text:style-name="_37_4">c</text:span><text:span text:style-name="_32_0">W</text:span><text:span text:style-name="_33_5">i</text:span><text:span text:style-name="_36_5">l</text:span><text:span text:style-name="_38_">l</text:span><text:span text:style-name="_33_3">i</text:span><text:span text:style-name="_35_9">a</text:span><text:span text:style-name="_31_2">m</text:span><text:span text:style-name="_33_9">s</text:span><text:span text:style-name="_35_1"> </text:span><text:span text:style-name="_32_0">s</text:span><text:span text:style-name="_33_8">h</text:span><text:span text:style-name="_36_5">o</text:span><text:span text:style-name="_31_9">w</text:span><text:span text:style-name="_34_3">e</text:span><text:span text:style-name="_37_2">d</text:span><text:span text:style-name="_31_"> </text:span><text:span text:style-name="_34_2">f</text:span><text:span text:style-name="_36_0">e</text:span><text:span text:style-name="_32_0">e</text:span><text:span text:style-name="_34_3">l</text:span><text:span text:style-name="_36_0">i</text:span><text:span text:style-name="_32_2">n</text:span><text:span text:style-name="_34_7">g</text:span><text:span text:style-name="_36_0">.</text:span><text:span text:style-name="_31_"> </text:span><text:span text:style-name="_34_5">W</text:span><text:span text:style-name="_36_2">h</text:span><text:span text:style-name="_31_4">e</text:span><text:span text:style-name="_34_5">n</text:span><text:span text:style-name="_35_9">e</text:span><text:span text:style-name="_31_3">v</text:span><text:span text:style-name="_33_7">e</text:span><text:span text:style-name="_35_8">r</text:span><text:span text:style-name="_31_"> </text:span><text:span text:style-name="_33_5">I</text:span><text:span text:style-name="_35_1"> </text:span><text:span text:style-name="_31_9">p</text:span><text:span text:style-name="_34_0">e</text:span><text:span text:style-name="_37_4">r</text:span><text:span text:style-name="_31_0">c</text:span><text:span text:style-name="_33_2">e</text:span><text:span text:style-name="_35_8">i</text:span><text:span text:style-name="_32_0">v</text:span><text:span text:style-name="_34_7">e</text:span><text:span text:style-name="_35_1"> </text:span><text:span text:style-name="_37_">t</text:span><text:span text:style-name="_34_9">h</text:span><text:span text:style-name="_37_4">i</text:span><text:span text:style-name="_37_">s</text:span><text:span text:style-name="_32_6"> </text:span><text:span text:style-name="_35_8">s</text:span><text:span text:style-name="_31_0">i</text:span><text:span text:style-name="_34_2">g</text:span><text:span text:style-name="_37_2">n</text:span><text:span text:style-name="_31_"> </text:span><text:span text:style-name="_34_5">o</text:span><text:span text:style-name="_37_3">n</text:span><text:span text:style-name="_31_"> </text:span><text:span text:style-name="_33_9">t</text:span><text:span text:style-name="_37_4">h</text:span><text:span text:style-name="_39_">i</text:span><text:span text:style-name="_33_8">s</text:span><text:span text:style-name="_35_1"> </text:span><text:span text:style-name="_31_0">m</text:span><text:span text:style-name="_34_0">a</text:span><text:span text:style-name="_37_4">n</text:span><text:span text:style-name="_31_8">'</text:span><text:span text:style-name="_34_5">s</text:span><text:span text:style-name="_35_1"> </text:span><text:span text:style-name="_32_3">d</text:span><text:span text:style-name="_33_5">i</text:span><text:span text:style-name="_36_5">a</text:span><text:span text:style-name="_32_5">l</text:span><text:span text:style-name="_34_9">,</text:span><text:span text:style-name="_35_1"> </text:span><text:span text:style-name="_37_">I</text:span><text:span text:style-name="_32_6"> </text:span><text:span text:style-name="_36_0">c</text:span><text:span text:style-name="_31_3">o</text:span><text:span text:style-name="_33_2">m</text:span><text:span text:style-name="_37_0">p</text:span><text:span text:style-name="_31_0">r</text:span><text:span text:style-name="_34_7">e</text:span><text:span text:style-name="_36_9">h</text:span><text:span text:style-name="_31_0">e</text:span><text:span text:style-name="_34_9">n</text:span><text:span text:style-name="_36_5">d</text:span><text:span text:style-name="_31_"> </text:span><text:span text:style-name="_34_9">i</text:span><text:span text:style-name="_37_2">t</text:span><text:span text:style-name="_31_0">,</text:span><text:span text:style-name="_32_6"> </text:span><text:span text:style-name="_36_2">a</text:span><text:span text:style-name="_31_4">n</text:span><text:span text:style-name="_34_9">d</text:span><text:span text:style-name="_35_1"> </text:span><text:span text:style-name="_39_">l</text:span><text:span text:style-name="_34_8">a</text:span><text:span text:style-name="_36_7">p</text:span><text:span text:style-name="_31_5">s</text:span><text:span text:style-name="_35_0">e</text:span><text:span text:style-name="_35_1"> </text:span><text:span text:style-name="_32_4">i</text:span><text:span text:style-name="_34_2">n</text:span><text:span text:style-name="_37_3">t</text:span><text:span text:style-name="_32_0">o</text:span><text:span text:style-name="_32_6"> </text:span><text:span text:style-name="_36_8">s</text:span><text:span text:style-name="_39_">i</text:span><text:span text:style-name="_33_3">l</text:span><text:span text:style-name="_36_3">e</text:span><text:span text:style-name="_32_0">n</text:span><text:span text:style-name="_35_0">c</text:span><text:span text:style-name="_35_8">e</text:span><text:span text:style-name="_39_">,</text:span><text:span text:style-name="_32_6"> </text:span><text:span text:style-name="_36_7">a</text:span><text:span text:style-name="_38_">n</text:span><text:span text:style-name="_34_3">d</text:span><text:span text:style-name="_35_1"> </text:span><text:span text:style-name="_32_2">g</text:span><text:span text:style-name="_33_8">i</text:span><text:span text:style-name="_36_5">v</text:span><text:span text:style-name="_32_3">e</text:span><text:span text:style-name="_32_6"> </text:span><text:span text:style-name="_36_5">h</text:span><text:span text:style-name="_31_9">i</text:span><text:span text:style-name="_33_4">m</text:span><text:span text:style-name="_35_1"> </text:span><text:span text:style-name="_31_3">o</text:span><text:span text:style-name="_34_4">p</text:span><text:span text:style-name="_36_2">p</text:span><text:span text:style-name="_32_4">o</text:span><text:span text:style-name="_33_2">r</text:span><text:span text:style-name="_37_4">t</text:span><text:span text:style-name="_31_3">u</text:span><text:span text:style-name="_34_2">n</text:span><text:span text:style-name="_36_9">i</text:span><text:span text:style-name="_31_5">t</text:span><text:span text:style-name="_34_5">y</text:span><text:span text:style-name="_35_1"> </text:span><text:span text:style-name="_31_5">t</text:span><text:span text:style-name="_33_4">o</text:span><text:span text:style-name="_35_1"> </text:span><text:span text:style-name="_32_3">u</text:span><text:span text:style-name="_33_8">n</text:span><text:span text:style-name="_37_5">l</text:span><text:span text:style-name="_31_4">o</text:span><text:span text:style-name="_33_8">a</text:span><text:span text:style-name="_36_2">d</text:span><text:span text:style-name="_31_"> </text:span><text:span text:style-name="_34_8">h</text:span><text:span text:style-name="_36_8">i</text:span><text:span text:style-name="_31_7">s</text:span><text:span text:style-name="_32_6"> </text:span><text:span text:style-name="_36_9">h</text:span><text:span text:style-name="_32_3">e</text:span><text:span text:style-name="_33_9">a</text:span><text:span text:style-name="_36_3">r</text:span><text:span text:style-name="_32_4">t</text:span><text:span text:style-name="_33_2">.</text:span><text:span text:style-name="_35_1"> </text:span><text:span text:style-name="_31_8">S</text:span><text:span text:style-name="_34_0">a</text:span><text:span text:style-name="_37_4">i</text:span><text:span text:style-name="_38_">d</text:span><text:span text:style-name="_32_6"> </text:span><text:span text:style-name="_35_8">h</text:span><text:span text:style-name="_31_0">e</text:span><text:span text:style-name="_34_3">,</text:span><text:span text:style-name="_35_1"> </text:span><text:span text:style-name="_32_0">w</text:span><text:span text:style-name="_34_7">i</text:span><text:span text:style-name="_36_0">t</text:span><text:span text:style-name="_31_4">h</text:span><text:span text:style-name="_32_6"> </text:span><text:span text:style-name="_37_4">b</text:span><text:span text:style-name="_31_8">u</text:span><text:span text:style-name="_34_2">t</text:span><text:span text:style-name="_35_1"> </text:span><text:span text:style-name="_31_2">i</text:span><text:span text:style-name="_34_7">l</text:span><text:span text:style-name="_37_3">l</text:span><text:span text:style-name="_35_9">-</text:span><text:span text:style-name="_31_2">c</text:span><text:span text:style-name="_34_2">o</text:span><text:span text:style-name="_36_5">n</text:span><text:span text:style-name="_31_8">t</text:span><text:span text:style-name="_34_4">r</text:span><text:span text:style-name="_37_0">o</text:span><text:span text:style-name="_37_">l</text:span><text:span text:style-name="_34_7">l</text:span><text:span text:style-name="_36_4">e</text:span><text:span text:style-name="_37_">d</text:span><text:span text:style-name="_32_6"> </text:span><text:span text:style-name="_36_9">e</text:span><text:span text:style-name="_38_">m</text:span><text:span text:style-name="_34_9">o</text:span><text:span text:style-name="_35_7">t</text:span><text:span text:style-name="_31_7">i</text:span><text:span text:style-name="_34_5">o</text:span><text:span text:style-name="_36_7">n</text:span><text:span text:style-name="_39_">:</text:span></text:p>
      <text:p text:style-name="P1"><text:span text:style-name="_31_0">"</text:span><text:span text:style-name="_34_3">I</text:span><text:span text:style-name="_35_1"> </text:span><text:span text:style-name="_31_2">d</text:span><text:span text:style-name="_35_0">o</text:span><text:span text:style-name="_35_1"> </text:span><text:span text:style-name="_37_">n</text:span><text:span text:style-name="_33_2">o</text:span><text:span text:style-name="_37_4">t</text:span><text:span text:style-name="_31_"> </text:span><text:span text:style-name="_33_9">g</text:span><text:span text:style-name="_37_0">o</text:span><text:span text:style-name="_31_"> </text:span><text:span text:style-name="_33_2">o</text:span><text:span text:style-name="_35_7">n</text:span><text:span text:style-name="_31_5">e</text:span><text:span text:style-name="_32_6"> </text:span><text:span text:style-name="_37_2">s</text:span><text:span text:style-name="_31_7">i</text:span><text:span text:style-name="_33_4">n</text:span><text:span text:style-name="_36_3">g</text:span><text:span text:style-name="_38_">l</text:span><text:span text:style-name="_34_4">e</text:span><text:span text:style-name="_35_1"> </text:span><text:span text:style-name="_31_4">c</text:span><text:span text:style-name="_33_3">e</text:span><text:span text:style-name="_37_5">n</text:span><text:span text:style-name="_32_4">t</text:span><text:span text:style-name="_32_6"> </text:span><text:span text:style-name="_36_5">o</text:span><text:span text:style-name="_31_2">n</text:span><text:span text:style-name="_32_6"> </text:span><text:span text:style-name="_35_9">b</text:span><text:span text:style-name="_32_0">u</text:span><text:span text:style-name="_34_2">r</text:span><text:span text:style-name="_36_7">g</text:span><text:span text:style-name="_32_5">l</text:span><text:span text:style-name="_33_2">a</text:span><text:span text:style-name="_36_2">r</text:span><text:span text:style-name="_31_"> </text:span><text:span text:style-name="_34_5">a</text:span><text:span text:style-name="_36_5">l</text:span><text:span text:style-name="_31_5">a</text:span><text:span text:style-name="_33_2">r</text:span><text:span text:style-name="_36_8">m</text:span><text:span text:style-name="_31_3">s</text:span><text:span text:style-name="_33_3">,</text:span><text:span text:style-name="_35_1"> </text:span><text:span text:style-name="_32_4">M</text:span><text:span text:style-name="_34_7">r</text:span><text:span text:style-name="_37_2">.</text:span><text:span text:style-name="_31_"> </text:span><text:span text:style-name="_34_9">T</text:span><text:span text:style-name="_35_8">w</text:span><text:span text:style-name="_32_4">a</text:span><text:span text:style-name="_33_2">i</text:span><text:span text:style-name="_36_9">n</text:span><text:span text:style-name="_35_8">--</text:span><text:span text:style-name="_32_0">n</text:span><text:span text:style-name="_34_7">o</text:span><text:span text:style-name="_37_5">t</text:span><text:span text:style-name="_31_"> </text:span><text:span text:style-name="_34_8">a</text:span><text:span text:style-name="_35_1"> </text:span><text:span text:style-name="_32_5">s</text:span><text:span text:style-name="_33_5">i</text:span><text:span text:style-name="_36_8">n</text:span><text:span text:style-name="_31_2">g</text:span><text:span text:style-name="_33_4">l</text:span><text:span text:style-name="_36_7">e</text:span><text:span text:style-name="_31_"> </text:span><text:span text:style-name="_33_5">c</text:span><text:span text:style-name="_35_8">e</text:span><text:span text:style-name="_31_3">n</text:span><text:span text:style-name="_33_7">t</text:span><text:span text:style-name="_33_4">--</text:span><text:span text:style-name="_31_7">a</text:span><text:span text:style-name="_34_3">n</text:span><text:span text:style-name="_36_0">d</text:span><text:span text:style-name="_31_"> </text:span><text:span text:style-name="_33_3">I</text:span><text:span text:style-name="_35_1"> </text:span><text:span text:style-name="_31_8">w</text:span><text:span text:style-name="_34_0">i</text:span><text:span text:style-name="_36_9">l</text:span><text:span text:style-name="_31_0">l</text:span><text:span text:style-name="_32_6"> </text:span><text:span text:style-name="_36_5">t</text:span><text:span text:style-name="_31_2">e</text:span><text:span text:style-name="_35_0">l</text:span><text:span text:style-name="_36_9">l</text:span><text:span text:style-name="_31_"> </text:span><text:span text:style-name="_34_0">y</text:span><text:span text:style-name="_37_0">o</text:span><text:span text:style-name="_32_2">u</text:span><text:span text:style-name="_32_6"> </text:span><text:span text:style-name="_36_2">w</text:span><text:span text:style-name="_32_0">h</text:span><text:span text:style-name="_34_8">y</text:span><text:span text:style-name="_36_5">.</text:span><text:span text:style-name="_31_"> </text:span><text:span text:style-name="_34_4">W</text:span><text:span text:style-name="_36_3">h</text:span><text:span text:style-name="_31_4">e</text:span><text:span text:style-name="_34_5">n</text:span><text:span text:style-name="_35_1"> </text:span><text:span text:style-name="_38_">w</text:span><text:span text:style-name="_33_2">e</text:span><text:span text:style-name="_35_1"> </text:span><text:span text:style-name="_31_4">w</text:span><text:span text:style-name="_33_3">e</text:span><text:span text:style-name="_36_3">r</text:span><text:span text:style-name="_31_9">e</text:span><text:span text:style-name="_32_6"> </text:span><text:span text:style-name="_35_8">f</text:span><text:span text:style-name="_32_2">i</text:span><text:span text:style-name="_34_3">n</text:span><text:span text:style-name="_36_3">i</text:span><text:span text:style-name="_31_0">s</text:span><text:span text:style-name="_33_5">h</text:span><text:span text:style-name="_37_3">i</text:span><text:span text:style-name="_32_0">n</text:span><text:span text:style-name="_34_9">g</text:span><text:span text:style-name="_35_1"> </text:span><text:span text:style-name="_32_0">o</text:span><text:span text:style-name="_33_5">u</text:span><text:span text:style-name="_36_0">r</text:span><text:span text:style-name="_31_"> </text:span><text:span text:style-name="_33_3">h</text:span><text:span text:style-name="_35_8">o</text:span><text:span text:style-name="_31_8">u</text:span><text:span text:style-name="_34_8">s</text:span><text:span text:style-name="_35_8">e</text:span><text:span text:style-name="_31_4">,</text:span><text:span text:style-name="_32_6"> </text:span><text:span text:style-name="_37_3">w</text:span><text:span text:style-name="_31_3">e</text:span><text:span text:style-name="_32_6"> </text:span><text:span text:style-name="_37_2">f</text:span><text:span text:style-name="_32_3">o</text:span><text:span text:style-name="_34_7">u</text:span><text:span text:style-name="_36_5">n</text:span><text:span text:style-name="_38_">d</text:span><text:span text:style-name="_32_6"> </text:span><text:span text:style-name="_36_2">w</text:span><text:span text:style-name="_39_">e</text:span><text:span text:style-name="_32_6"> </text:span><text:span text:style-name="_37_3">h</text:span><text:span text:style-name="_31_3">a</text:span><text:span text:style-name="_34_8">d</text:span><text:span text:style-name="_35_1"> </text:span><text:span text:style-name="_32_4">a</text:span><text:span text:style-name="_32_6"> </text:span><text:span text:style-name="_36_3">l</text:span><text:span text:style-name="_39_">i</text:span><text:span text:style-name="_34_8">t</text:span><text:span text:style-name="_36_3">t</text:span><text:span text:style-name="_31_4">l</text:span><text:span text:style-name="_34_2">e</text:span><text:span text:style-name="_35_1"> </text:span><text:span text:style-name="_31_2">c</text:span><text:span text:style-name="_33_8">a</text:span><text:span text:style-name="_36_0">s</text:span><text:span text:style-name="_37_">h</text:span><text:span text:style-name="_32_6"> </text:span><text:span text:style-name="_36_2">l</text:span><text:span text:style-name="_32_0">e</text:span><text:span text:style-name="_35_0">f</text:span><text:span text:style-name="_36_7">t</text:span><text:span text:style-name="_31_"> </text:span><text:span text:style-name="_34_9">o</text:span><text:span text:style-name="_36_2">v</text:span><text:span text:style-name="_32_2">e</text:span><text:span text:style-name="_33_7">r</text:span><text:span text:style-name="_36_0">,</text:span><text:span text:style-name="_31_"> </text:span><text:span text:style-name="_33_4">o</text:span><text:span text:style-name="_36_3">n</text:span><text:span text:style-name="_31_"> </text:span><text:span text:style-name="_34_4">a</text:span><text:span text:style-name="_36_7">c</text:span><text:span text:style-name="_31_4">c</text:span><text:span text:style-name="_33_4">o</text:span><text:span text:style-name="_35_8">u</text:span><text:span text:style-name="_39_">n</text:span><text:span text:style-name="_34_2">t</text:span><text:span text:style-name="_35_1"> </text:span><text:span text:style-name="_32_4">o</text:span><text:span text:style-name="_33_2">f</text:span><text:span text:style-name="_35_1"> </text:span><text:span text:style-name="_31_7">t</text:span><text:span text:style-name="_34_5">h</text:span><text:span text:style-name="_36_4">e</text:span><text:span text:style-name="_31_"> </text:span><text:span text:style-name="_34_9">p</text:span><text:span text:style-name="_36_4">l</text:span><text:span text:style-name="_32_0">u</text:span><text:span text:style-name="_34_7">m</text:span><text:span text:style-name="_37_3">b</text:span><text:span text:style-name="_32_2">e</text:span><text:span text:style-name="_34_5">r</text:span><text:span text:style-name="_35_1"> </text:span><text:span text:style-name="_31_2">n</text:span><text:span text:style-name="_33_3">o</text:span><text:span text:style-name="_37_3">t</text:span><text:span text:style-name="_31_"> </text:span><text:span text:style-name="_34_7">k</text:span><text:span text:style-name="_35_9">n</text:span><text:span text:style-name="_31_5">o</text:span><text:span text:style-name="_34_2">w</text:span><text:span text:style-name="_36_8">i</text:span><text:span text:style-name="_31_0">n</text:span><text:span text:style-name="_33_4">g</text:span><text:span text:style-name="_35_1"> </text:span><text:span text:style-name="_32_4">i</text:span><text:span text:style-name="_33_7">t</text:span><text:span text:style-name="_35_8">.</text:span><text:span text:style-name="_31_"> </text:span><text:span text:style-name="_34_3">I</text:span><text:span text:style-name="_35_1"> </text:span><text:span text:style-name="_31_9">w</text:span><text:span text:style-name="_34_0">a</text:span><text:span text:style-name="_36_3">s</text:span><text:span text:style-name="_31_"> </text:span><text:span text:style-name="_33_3">f</text:span><text:span text:style-name="_35_7">o</text:span><text:span text:style-name="_31_8">r</text:span><text:span text:style-name="_32_6"> </text:span><text:span text:style-name="_35_8">e</text:span><text:span text:style-name="_32_5">n</text:span><text:span text:style-name="_33_3">l</text:span><text:span text:style-name="_36_7">i</text:span><text:span text:style-name="_31_3">g</text:span><text:span text:style-name="_34_9">h</text:span><text:span text:style-name="_37_5">t</text:span><text:span text:style-name="_31_5">e</text:span><text:span text:style-name="_34_3">n</text:span><text:span text:style-name="_37_2">i</text:span><text:span text:style-name="_32_0">n</text:span><text:span text:style-name="_35_0">g</text:span><text:span text:style-name="_35_1"> </text:span><text:span text:style-name="_37_">t</text:span><text:span text:style-name="_34_5">h</text:span><text:span text:style-name="_36_7">e</text:span><text:span text:style-name="_31_"> </text:span><text:span text:style-name="_34_8">h</text:span><text:span text:style-name="_37_2">e</text:span><text:span text:style-name="_32_5">a</text:span><text:span text:style-name="_35_0">t</text:span><text:span text:style-name="_36_3">h</text:span><text:span text:style-name="_37_">e</text:span><text:span text:style-name="_34_9">n</text:span><text:span text:style-name="_35_1"> </text:span><text:span text:style-name="_31_4">w</text:span><text:span text:style-name="_34_9">i</text:span><text:span text:style-name="_35_8">t</text:span><text:span text:style-name="_39_">h</text:span><text:span text:style-name="_32_6"> </text:span><text:span text:style-name="_36_4">i</text:span><text:span text:style-name="_31_2">t</text:span><text:span text:style-name="_33_9">,</text:span><text:span text:style-name="_35_1"> </text:span><text:span text:style-name="_31_3">f</text:span><text:span text:style-name="_35_0">o</text:span><text:span text:style-name="_36_8">r</text:span><text:span text:style-name="_31_"> </text:span><text:span text:style-name="_34_2">I</text:span><text:span text:style-name="_35_1"> </text:span><text:span text:style-name="_31_5">w</text:span><text:span text:style-name="_33_8">a</text:span><text:span text:style-name="_37_2">s</text:span><text:span text:style-name="_31_"> </text:span><text:span text:style-name="_35_0">a</text:span><text:span text:style-name="_37_0">l</text:span><text:span text:style-name="_31_5">w</text:span><text:span text:style-name="_35_0">a</text:span><text:span text:style-name="_36_5">y</text:span><text:span text:style-name="_39_">s</text:span><text:span text:style-name="_32_6"> </text:span><text:span text:style-name="_37_2">u</text:span><text:span text:style-name="_32_4">n</text:span><text:span text:style-name="_34_0">a</text:span><text:span text:style-name="_36_8">c</text:span><text:span text:style-name="_39_">c</text:span><text:span text:style-name="_34_9">o</text:span><text:span text:style-name="_35_8">u</text:span><text:span text:style-name="_31_3">n</text:span><text:span text:style-name="_33_9">t</text:span><text:span text:style-name="_35_8">a</text:span><text:span text:style-name="_32_3">b</text:span><text:span text:style-name="_34_5">l</text:span><text:span text:style-name="_37_4">y</text:span><text:span text:style-name="_31_"> </text:span><text:span text:style-name="_34_2">d</text:span><text:span text:style-name="_35_8">o</text:span><text:span text:style-name="_31_8">w</text:span><text:span text:style-name="_33_5">n</text:span><text:span text:style-name="_35_1"> </text:span><text:span text:style-name="_31_5">o</text:span><text:span text:style-name="_34_4">n</text:span><text:span text:style-name="_35_1"> </text:span><text:span text:style-name="_31_7">t</text:span><text:span text:style-name="_34_3">h</text:span><text:span text:style-name="_36_9">e</text:span><text:span text:style-name="_31_"> </text:span><text:span text:style-name="_34_4">h</text:span><text:span text:style-name="_35_9">e</text:span><text:span text:style-name="_32_0">a</text:span><text:span text:style-name="_34_4">t</text:span><text:span text:style-name="_35_9">h</text:span><text:span text:style-name="_31_7">e</text:span><text:span text:style-name="_34_0">n</text:span><text:span text:style-name="_35_1"> </text:span><text:span text:style-name="_39_">s</text:span><text:span text:style-name="_33_7">o</text:span><text:span text:style-name="_35_9">m</text:span><text:span text:style-name="_32_2">e</text:span><text:span text:style-name="_34_5">h</text:span><text:span text:style-name="_37_5">o</text:span><text:span text:style-name="_39_">w</text:span><text:span text:style-name="_34_2">;</text:span><text:span text:style-name="_35_1"> </text:span><text:span text:style-name="_31_4">b</text:span><text:span text:style-name="_35_0">u</text:span><text:span text:style-name="_35_9">t</text:span><text:span text:style-name="_31_"> </text:span><text:span text:style-name="_34_0">M</text:span><text:span text:style-name="_37_0">r</text:span><text:span text:style-name="_32_4">s</text:span><text:span text:style-name="_34_8">.</text:span><text:span text:style-name="_35_1"> </text:span><text:span text:style-name="_31_3">M</text:span><text:span text:style-name="_34_9">c</text:span><text:span text:style-name="_37_4">W</text:span><text:span text:style-name="_32_4">i</text:span><text:span text:style-name="_34_5">l</text:span><text:span text:style-name="_36_9">l</text:span><text:span text:style-name="_31_5">i</text:span><text:span text:style-name="_34_9">a</text:span><text:span text:style-name="_37_2">m</text:span><text:span text:style-name="_31_7">s</text:span><text:span text:style-name="_32_6"> </text:span><text:span text:style-name="_37_2">s</text:span><text:span text:style-name="_31_0">a</text:span><text:span text:style-name="_34_3">i</text:span><text:span text:style-name="_37_3">d</text:span><text:span text:style-name="_31_"> </text:span><text:span text:style-name="_34_0">n</text:span><text:span text:style-name="_36_0">o</text:span><text:span text:style-name="_31_9">,</text:span><text:span text:style-name="_32_6"> </text:span><text:span text:style-name="_35_9">l</text:span><text:span text:style-name="_31_9">e</text:span><text:span text:style-name="_34_7">t</text:span><text:span text:style-name="_37_4">'</text:span><text:span text:style-name="_32_5">s</text:span><text:span text:style-name="_32_6"> </text:span><text:span text:style-name="_36_2">h</text:span><text:span text:style-name="_31_8">a</text:span><text:span text:style-name="_34_4">v</text:span><text:span text:style-name="_37_0">e</text:span><text:span text:style-name="_31_"> </text:span><text:span text:style-name="_34_3">a</text:span><text:span text:style-name="_35_1"> </text:span><text:span text:style-name="_31_8">b</text:span><text:span text:style-name="_34_0">u</text:span><text:span text:style-name="_36_3">r</text:span><text:span text:style-name="_32_3">g</text:span><text:span text:style-name="_35_0">l</text:span><text:span text:style-name="_36_7">a</text:span><text:span text:style-name="_32_0">r</text:span><text:span text:style-name="_32_6"> </text:span><text:span text:style-name="_35_7">a</text:span><text:span text:style-name="_32_0">l</text:span><text:span text:style-name="_34_5">a</text:span><text:span text:style-name="_36_9">r</text:span><text:span text:style-name="_31_4">m</text:span><text:span text:style-name="_34_9">.</text:span><text:span text:style-name="_35_1"> </text:span><text:span text:style-name="_31_0">I</text:span><text:span text:style-name="_32_6"> </text:span><text:span text:style-name="_36_2">a</text:span><text:span text:style-name="_31_4">g</text:span><text:span text:style-name="_34_7">r</text:span><text:span text:style-name="_36_3">e</text:span><text:span text:style-name="_31_7">e</text:span><text:span text:style-name="_34_5">d</text:span><text:span text:style-name="_35_1"> </text:span><text:span text:style-name="_32_4">t</text:span><text:span text:style-name="_33_9">o</text:span><text:span text:style-name="_35_1"> </text:span><text:span text:style-name="_32_3">t</text:span><text:span text:style-name="_34_4">h</text:span><text:span text:style-name="_35_9">i</text:span><text:span text:style-name="_32_2">s</text:span><text:span text:style-name="_32_6"> </text:span><text:span text:style-name="_36_5">c</text:span><text:span text:style-name="_31_3">o</text:span><text:span text:style-name="_34_9">m</text:span><text:span text:style-name="_36_9">p</text:span><text:span text:style-name="_31_0">r</text:span><text:span text:style-name="_34_3">o</text:span><text:span text:style-name="_35_7">m</text:span><text:span text:style-name="_32_3">i</text:span><text:span text:style-name="_34_5">s</text:span><text:span text:style-name="_37_3">e</text:span><text:span text:style-name="_32_3">.</text:span><text:span text:style-name="_32_6"> </text:span><text:span text:style-name="_37_2">I</text:span><text:span text:style-name="_31_"> </text:span><text:span text:style-name="_33_7">w</text:span><text:span text:style-name="_36_8">i</text:span><text:span text:style-name="_32_4">l</text:span><text:span text:style-name="_34_3">l</text:span><text:span text:style-name="_35_1"> </text:span><text:span text:style-name="_32_3">e</text:span><text:span text:style-name="_33_4">x</text:span><text:span text:style-name="_35_9">p</text:span><text:span text:style-name="_32_4">l</text:span><text:span text:style-name="_33_5">a</text:span><text:span text:style-name="_37_3">i</text:span><text:span text:style-name="_32_2">n</text:span><text:span text:style-name="_32_6"> </text:span><text:span text:style-name="_36_9">t</text:span><text:span text:style-name="_31_3">h</text:span><text:span text:style-name="_33_7">a</text:span><text:span text:style-name="_36_2">t</text:span><text:span text:style-name="_31_"> </text:span><text:span text:style-name="_34_5">w</text:span><text:span text:style-name="_37_4">h</text:span><text:span text:style-name="_32_0">e</text:span><text:span text:style-name="_33_9">n</text:span><text:span text:style-name="_37_5">e</text:span><text:span text:style-name="_32_2">v</text:span><text:span text:style-name="_34_0">e</text:span><text:span text:style-name="_35_8">r</text:span><text:span text:style-name="_31_"> </text:span><text:span text:style-name="_33_2">I</text:span><text:span text:style-name="_35_1"> </text:span><text:span text:style-name="_31_3">w</text:span><text:span text:style-name="_33_4">a</text:span><text:span text:style-name="_36_9">n</text:span><text:span text:style-name="_31_9">t</text:span><text:span text:style-name="_32_6"> </text:span><text:span text:style-name="_36_8">a</text:span><text:span text:style-name="_31_"> </text:span><text:span text:style-name="_34_5">t</text:span><text:span text:style-name="_36_3">h</text:span><text:span text:style-name="_31_7">i</text:span><text:span text:style-name="_34_2">n</text:span><text:span text:style-name="_36_3">g</text:span><text:span text:style-name="_37_">,</text:span><text:span text:style-name="_32_6"> </text:span><text:span text:style-name="_35_7">a</text:span><text:span text:style-name="_32_4">n</text:span><text:span text:style-name="_35_0">d</text:span><text:span text:style-name="_35_1"> </text:span><text:span text:style-name="_37_">M</text:span><text:span text:style-name="_33_7">r</text:span><text:span text:style-name="_36_5">s</text:span><text:span text:style-name="_31_9">.</text:span><text:span text:style-name="_32_6"> </text:span><text:span text:style-name="_37_0">M</text:span><text:span text:style-name="_38_">c</text:span><text:span text:style-name="_33_8">W</text:span><text:span text:style-name="_35_7">i</text:span><text:span text:style-name="_31_3">l</text:span><text:span text:style-name="_34_0">l</text:span><text:span text:style-name="_37_4">i</text:span><text:span text:style-name="_31_4">a</text:span><text:span text:style-name="_33_4">m</text:span><text:span text:style-name="_36_2">s</text:span><text:span text:style-name="_31_"> </text:span><text:span text:style-name="_34_9">w</text:span><text:span text:style-name="_36_5">a</text:span><text:span text:style-name="_32_0">n</text:span><text:span text:style-name="_33_3">t</text:span><text:span text:style-name="_36_9">s</text:span><text:span text:style-name="_31_"> </text:span><text:span text:style-name="_34_3">a</text:span><text:span text:style-name="_35_8">n</text:span><text:span text:style-name="_31_7">o</text:span><text:span text:style-name="_34_9">t</text:span><text:span text:style-name="_36_3">h</text:span><text:span text:style-name="_31_2">e</text:span><text:span text:style-name="_33_5">r</text:span><text:span text:style-name="_35_1"> </text:span><text:span text:style-name="_31_4">t</text:span><text:span text:style-name="_34_3">h</text:span><text:span text:style-name="_36_8">i</text:span><text:span text:style-name="_32_0">n</text:span><text:span text:style-name="_34_7">g</text:span><text:span text:style-name="_37_2">,</text:span><text:span text:style-name="_31_"> </text:span><text:span text:style-name="_34_9">a</text:span><text:span text:style-name="_36_8">n</text:span><text:span text:style-name="_32_5">d</text:span><text:span text:style-name="_32_6"> </text:span><text:span text:style-name="_36_9">w</text:span><text:span text:style-name="_31_3">e</text:span><text:span text:style-name="_32_6"> </text:span><text:span text:style-name="_37_2">d</text:span><text:span text:style-name="_31_2">e</text:span><text:span text:style-name="_33_7">c</text:span><text:span text:style-name="_37_4">i</text:span><text:span text:style-name="_31_8">d</text:span><text:span text:style-name="_34_2">e</text:span><text:span text:style-name="_35_1"> </text:span><text:span text:style-name="_38_">u</text:span><text:span text:style-name="_35_0">p</text:span><text:span text:style-name="_36_7">o</text:span><text:span text:style-name="_31_4">n</text:span><text:span text:style-name="_32_6"> </text:span><text:span text:style-name="_37_2">t</text:span><text:span text:style-name="_31_2">h</text:span><text:span text:style-name="_33_3">e</text:span><text:span text:style-name="_35_1"> </text:span><text:span text:style-name="_31_5">t</text:span><text:span text:style-name="_34_8">h</text:span><text:span text:style-name="_36_9">i</text:span><text:span text:style-name="_31_8">n</text:span><text:span text:style-name="_34_2">g</text:span><text:span text:style-name="_35_1"> </text:span><text:span text:style-name="_31_4">t</text:span><text:span text:style-name="_34_0">h</text:span><text:span text:style-name="_36_9">a</text:span><text:span text:style-name="_32_4">t</text:span><text:span text:style-name="_32_6"> </text:span><text:span text:style-name="_37_0">M</text:span><text:span text:style-name="_38_">r</text:span><text:span text:style-name="_33_5">s</text:span><text:span text:style-name="_36_2">.</text:span><text:span text:style-name="_31_"> </text:span><text:span text:style-name="_33_8">M</text:span><text:span text:style-name="_35_7">c</text:span><text:span text:style-name="_31_9">W</text:span><text:span text:style-name="_33_9">i</text:span><text:span text:style-name="_36_0">l</text:span><text:span text:style-name="_32_4">l</text:span><text:span text:style-name="_34_3">i</text:span><text:span text:style-name="_35_9">a</text:span><text:span text:style-name="_32_4">m</text:span><text:span text:style-name="_33_2">s</text:span><text:span text:style-name="_35_1"> </text:span><text:span text:style-name="_31_4">w</text:span><text:span text:style-name="_33_4">a</text:span><text:span text:style-name="_36_3">n</text:span><text:span text:style-name="_32_5">t</text:span><text:span text:style-name="_33_9">s</text:span><text:span text:style-name="_33_7">--</text:span><text:span text:style-name="_32_2">a</text:span><text:span text:style-name="_34_5">s</text:span><text:span text:style-name="_35_1"> </text:span><text:span text:style-name="_32_2">w</text:span><text:span text:style-name="_34_2">e</text:span><text:span text:style-name="_35_1"> </text:span><text:span text:style-name="_31_7">a</text:span><text:span text:style-name="_35_0">l</text:span><text:span text:style-name="_36_2">w</text:span><text:span text:style-name="_32_4">a</text:span><text:span text:style-name="_34_0">y</text:span><text:span text:style-name="_37_4">s</text:span><text:span text:style-name="_31_"> </text:span><text:span text:style-name="_34_8">d</text:span><text:span text:style-name="_37_4">o</text:span><text:span text:style-name="_31_"> --</text:span><text:span text:style-name="_32_3">s</text:span><text:span text:style-name="_34_8">h</text:span><text:span text:style-name="_37_3">e</text:span><text:span text:style-name="_31_"> </text:span><text:span text:style-name="_33_9">c</text:span><text:span text:style-name="_35_8">a</text:span><text:span text:style-name="_31_5">l</text:span><text:span text:style-name="_33_3">l</text:span><text:span text:style-name="_37_5">s</text:span><text:span text:style-name="_31_"> </text:span><text:span text:style-name="_34_3">t</text:span><text:span text:style-name="_37_5">h</text:span><text:span text:style-name="_32_4">a</text:span><text:span text:style-name="_34_4">t</text:span><text:span text:style-name="_35_1"> </text:span><text:span text:style-name="_37_">a</text:span><text:span text:style-name="_32_6"> </text:span><text:span text:style-name="_35_8">c</text:span><text:span text:style-name="_39_">o</text:span><text:span text:style-name="_33_8">m</text:span><text:span text:style-name="_37_0">p</text:span><text:span text:style-name="_32_3">r</text:span><text:span text:style-name="_35_0">o</text:span><text:span text:style-name="_37_0">m</text:span><text:span text:style-name="_31_2">i</text:span><text:span text:style-name="_34_4">s</text:span><text:span text:style-name="_35_7">e</text:span><text:span text:style-name="_32_4">.</text:span><text:span text:style-name="_32_6"> </text:span><text:span text:style-name="_36_9">V</text:span><text:span text:style-name="_32_0">e</text:span><text:span text:style-name="_33_8">r</text:span><text:span text:style-name="_37_5">y</text:span><text:span text:style-name="_31_"> </text:span><text:span text:style-name="_34_5">w</text:span><text:span text:style-name="_36_7">e</text:span><text:span text:style-name="_31_8">l</text:span><text:span text:style-name="_33_9">l</text:span><text:span text:style-name="_36_5">:</text:span><text:span text:style-name="_31_"> </text:span><text:span text:style-name="_34_7">t</text:span><text:span text:style-name="_36_7">h</text:span><text:span text:style-name="_31_2">e</text:span><text:span text:style-name="_32_6"> </text:span><text:span text:style-name="_35_9">m</text:span><text:span text:style-name="_31_0">a</text:span><text:span text:style-name="_34_8">n</text:span><text:span text:style-name="_35_1"> </text:span><text:span text:style-name="_32_2">c</text:span><text:span text:style-name="_33_9">a</text:span><text:span text:style-name="_37_2">m</text:span><text:span text:style-name="_31_9">e</text:span><text:span text:style-name="_32_6"> </text:span><text:span text:style-name="_36_5">u</text:span><text:span text:style-name="_31_3">p</text:span><text:span text:style-name="_32_6"> </text:span><text:span text:style-name="_37_4">f</text:span><text:span text:style-name="_31_7">r</text:span><text:span text:style-name="_33_5">o</text:span><text:span text:style-name="_36_2">m</text:span><text:span text:style-name="_31_"> </text:span><text:span text:style-name="_34_9">N</text:span><text:span text:style-name="_37_0">e</text:span><text:span text:style-name="_37_">w</text:span><text:span text:style-name="_32_6"> </text:span><text:span text:style-name="_36_0">Y</text:span><text:span text:style-name="_31_3">o</text:span><text:span text:style-name="_34_4">r</text:span><text:span text:style-name="_36_5">k</text:span><text:span text:style-name="_31_"> </text:span><text:span text:style-name="_34_2">a</text:span><text:span text:style-name="_36_2">n</text:span><text:span text:style-name="_38_">d</text:span><text:span text:style-name="_32_6"> </text:span><text:span text:style-name="_37_2">p</text:span><text:span text:style-name="_37_">u</text:span><text:span text:style-name="_35_0">t</text:span><text:span text:style-name="_35_1"> </text:span><text:span text:style-name="_37_">i</text:span><text:span text:style-name="_33_2">n</text:span><text:span text:style-name="_35_1"> </text:span><text:span text:style-name="_32_4">t</text:span><text:span text:style-name="_34_7">h</text:span><text:span text:style-name="_36_0">e</text:span><text:span text:style-name="_31_"> </text:span><text:span text:style-name="_33_4">a</text:span><text:span text:style-name="_36_5">l</text:span><text:span text:style-name="_31_5">a</text:span><text:span text:style-name="_34_4">r</text:span><text:span text:style-name="_36_2">m</text:span><text:span text:style-name="_39_">,</text:span><text:span text:style-name="_32_6"> </text:span><text:span text:style-name="_36_3">a</text:span><text:span text:style-name="_32_4">n</text:span><text:span text:style-name="_33_8">d</text:span><text:span text:style-name="_35_1"> </text:span><text:span text:style-name="_37_">c</text:span><text:span text:style-name="_33_7">h</text:span><text:span text:style-name="_35_7">a</text:span><text:span text:style-name="_32_4">r</text:span><text:span text:style-name="_33_4">g</text:span><text:span text:style-name="_36_0">e</text:span><text:span text:style-name="_38_">d</text:span><text:span text:style-name="_32_6"> </text:span><text:span text:style-name="_37_3">t</text:span><text:span text:style-name="_32_5">h</text:span><text:span text:style-name="_33_3">r</text:span><text:span text:style-name="_36_7">e</text:span><text:span text:style-name="_32_0">e</text:span><text:span text:style-name="_32_6"> </text:span><text:span text:style-name="_35_9">h</text:span><text:span text:style-name="_37_">u</text:span><text:span text:style-name="_33_2">n</text:span><text:span text:style-name="_36_9">d</text:span><text:span text:style-name="_31_3">r</text:span><text:span text:style-name="_33_7">e</text:span><text:span text:style-name="_37_4">d</text:span><text:span text:style-name="_31_"> </text:span><text:span text:style-name="_33_9">a</text:span><text:span text:style-name="_35_7">n</text:span><text:span text:style-name="_31_3">d</text:span><text:span text:style-name="_32_6"> </text:span><text:span text:style-name="_36_0">t</text:span><text:span text:style-name="_32_3">w</text:span><text:span text:style-name="_34_8">e</text:span><text:span text:style-name="_37_2">n</text:span><text:span text:style-name="_31_0">t</text:span><text:span text:style-name="_34_9">y</text:span><text:span text:style-name="_35_0">-</text:span><text:span text:style-name="_32_5">f</text:span><text:span text:style-name="_34_7">i</text:span><text:span text:style-name="_35_9">v</text:span><text:span text:style-name="_32_5">e</text:span><text:span text:style-name="_32_6"> </text:span><text:span text:style-name="_36_9">d</text:span><text:span text:style-name="_31_7">o</text:span><text:span text:style-name="_33_9">l</text:span><text:span text:style-name="_37_3">l</text:span><text:span text:style-name="_31_2">a</text:span><text:span text:style-name="_33_7">r</text:span><text:span text:style-name="_37_3">s</text:span><text:span text:style-name="_31_"> </text:span><text:span text:style-name="_34_5">f</text:span><text:span text:style-name="_36_9">o</text:span><text:span text:style-name="_31_3">r</text:span><text:span text:style-name="_32_6"> </text:span><text:span text:style-name="_36_0">i</text:span><text:span text:style-name="_37_">t</text:span><text:span text:style-name="_33_3">,</text:span><text:span text:style-name="_35_1"> </text:span><text:span text:style-name="_31_8">a</text:span><text:span text:style-name="_33_5">n</text:span><text:span text:style-name="_36_3">d</text:span><text:span text:style-name="_31_"> </text:span><text:span text:style-name="_34_8">s</text:span><text:span text:style-name="_37_4">a</text:span><text:span text:style-name="_31_8">i</text:span><text:span text:style-name="_34_9">d</text:span><text:span text:style-name="_35_1"> </text:span><text:span text:style-name="_31_5">w</text:span><text:span text:style-name="_33_7">e</text:span><text:span text:style-name="_35_1"> </text:span><text:span text:style-name="_31_2">c</text:span><text:span text:style-name="_34_3">o</text:span><text:span text:style-name="_36_3">u</text:span><text:span text:style-name="_32_5">l</text:span><text:span text:style-name="_34_5">d</text:span><text:span text:style-name="_35_1"> </text:span><text:span text:style-name="_31_5">s</text:span><text:span text:style-name="_34_7">l</text:span><text:span text:style-name="_36_0">e</text:span><text:span text:style-name="_31_0">e</text:span><text:span text:style-name="_33_3">p</text:span><text:span text:style-name="_35_1"> </text:span><text:span text:style-name="_39_">w</text:span><text:span text:style-name="_34_7">i</text:span><text:span text:style-name="_37_0">t</text:span><text:span text:style-name="_31_0">h</text:span><text:span text:style-name="_33_7">o</text:span><text:span text:style-name="_35_9">u</text:span><text:span text:style-name="_31_2">t</text:span><text:span text:style-name="_32_6"> </text:span><text:span text:style-name="_36_5">u</text:span><text:span text:style-name="_31_0">n</text:span><text:span text:style-name="_33_9">e</text:span><text:span text:style-name="_37_0">a</text:span><text:span text:style-name="_31_4">s</text:span><text:span text:style-name="_34_5">i</text:span><text:span text:style-name="_36_3">n</text:span><text:span text:style-name="_32_2">e</text:span><text:span text:style-name="_35_0">s</text:span><text:span text:style-name="_36_4">s</text:span><text:span text:style-name="_31_"> </text:span><text:span text:style-name="_33_7">n</text:span><text:span text:style-name="_36_9">o</text:span><text:span text:style-name="_32_2">w</text:span><text:span text:style-name="_34_8">.</text:span><text:span text:style-name="_35_1"> </text:span><text:span text:style-name="_32_2">S</text:span><text:span text:style-name="_34_9">o</text:span><text:span text:style-name="_35_1"> </text:span><text:span text:style-name="_31_8">w</text:span><text:span text:style-name="_34_7">e</text:span><text:span text:style-name="_35_1"> </text:span><text:span text:style-name="_39_">d</text:span><text:span text:style-name="_35_0">i</text:span><text:span text:style-name="_36_4">d</text:span><text:span text:style-name="_31_"> </text:span><text:span text:style-name="_34_4">f</text:span><text:span text:style-name="_36_0">o</text:span><text:span text:style-name="_31_9">r</text:span><text:span text:style-name="_32_6"> </text:span><text:span text:style-name="_37_2">a</text:span><text:span text:style-name="_31_2">w</text:span><text:span text:style-name="_34_4">h</text:span><text:span text:style-name="_36_8">i</text:span><text:span text:style-name="_32_5">l</text:span><text:span text:style-name="_33_8">e</text:span><text:span text:style-name="_34_3">--</text:span><text:span text:style-name="_31_8">s</text:span><text:span text:style-name="_34_4">a</text:span><text:span text:style-name="_35_9">y</text:span><text:span text:style-name="_31_"> </text:span><text:span text:style-name="_33_2">a</text:span><text:span text:style-name="_35_1"> </text:span><text:span text:style-name="_32_4">m</text:span><text:span text:style-name="_33_7">o</text:span><text:span text:style-name="_36_4">n</text:span><text:span text:style-name="_32_0">t</text:span><text:span text:style-name="_34_4">h</text:span><text:span text:style-name="_35_7">.</text:span><text:span text:style-name="_31_"> </text:span><text:span text:style-name="_33_3">T</text:span><text:span text:style-name="_35_8">h</text:span><text:span text:style-name="_31_3">e</text:span><text:span text:style-name="_33_8">n</text:span><text:span text:style-name="_35_1"> </text:span><text:span text:style-name="_32_0">o</text:span><text:span text:style-name="_35_0">n</text:span><text:span text:style-name="_36_7">e</text:span><text:span text:style-name="_31_"> </text:span><text:span text:style-name="_33_7">n</text:span><text:span text:style-name="_37_5">i</text:span><text:span text:style-name="_31_5">g</text:span><text:span text:style-name="_34_3">h</text:span><text:span text:style-name="_36_2">t</text:span><text:span text:style-name="_31_"> </text:span><text:span text:style-name="_34_8">w</text:span><text:span text:style-name="_35_9">e</text:span><text:span text:style-name="_31_"> </text:span><text:span text:style-name="_34_0">s</text:span><text:span text:style-name="_36_4">m</text:span><text:span text:style-name="_31_9">e</text:span><text:span text:style-name="_33_8">l</text:span><text:span text:style-name="_36_0">l</text:span><text:span text:style-name="_31_5">e</text:span><text:span text:style-name="_34_0">d</text:span><text:span text:style-name="_35_1"> </text:span><text:span text:style-name="_32_3">s</text:span><text:span text:style-name="_33_5">m</text:span><text:span text:style-name="_36_3">o</text:span><text:span text:style-name="_32_0">k</text:span><text:span text:style-name="_34_9">e</text:span><text:span text:style-name="_35_9">,</text:span><text:span text:style-name="_31_"> </text:span><text:span text:style-name="_34_5">a</text:span><text:span text:style-name="_35_8">n</text:span><text:span text:style-name="_31_4">d</text:span><text:span text:style-name="_32_6"> </text:span><text:span text:style-name="_36_8">I</text:span><text:span text:style-name="_31_"> </text:span><text:span text:style-name="_34_3">w</text:span><text:span text:style-name="_36_9">a</text:span><text:span text:style-name="_31_9">s</text:span><text:span text:style-name="_32_6"> </text:span><text:span text:style-name="_36_0">a</text:span><text:span text:style-name="_31_8">d</text:span><text:span text:style-name="_34_2">v</text:span><text:span text:style-name="_37_2">i</text:span><text:span text:style-name="_31_8">s</text:span><text:span text:style-name="_34_8">e</text:span><text:span text:style-name="_36_3">d</text:span><text:span text:style-name="_31_"> </text:span><text:span text:style-name="_34_7">t</text:span><text:span text:style-name="_35_7">o</text:span><text:span text:style-name="_31_"> </text:span><text:span text:style-name="_34_5">g</text:span><text:span text:style-name="_35_9">e</text:span><text:span text:style-name="_31_9">t</text:span><text:span text:style-name="_32_6"> </text:span><text:span text:style-name="_35_7">u</text:span><text:span text:style-name="_31_0">p</text:span><text:span text:style-name="_32_6"> </text:span><text:span text:style-name="_36_3">a</text:span><text:span text:style-name="_39_">n</text:span><text:span text:style-name="_35_0">d</text:span><text:span text:style-name="_35_1"> </text:span><text:span text:style-name="_39_">s</text:span><text:span text:style-name="_34_0">e</text:span><text:span text:style-name="_36_4">e</text:span><text:span text:style-name="_31_"> </text:span><text:span text:style-name="_33_8">w</text:span><text:span text:style-name="_36_3">h</text:span><text:span text:style-name="_32_5">a</text:span><text:span text:style-name="_34_8">t</text:span><text:span text:style-name="_35_1"> </text:span><text:span text:style-name="_31_7">t</text:span><text:span text:style-name="_34_0">h</text:span><text:span text:style-name="_36_9">e</text:span><text:span text:style-name="_31_"> </text:span><text:span text:style-name="_34_9">m</text:span><text:span text:style-name="_37_2">a</text:span><text:span text:style-name="_31_4">t</text:span><text:span text:style-name="_33_3">t</text:span><text:span text:style-name="_36_9">e</text:span><text:span text:style-name="_31_0">r</text:span><text:span text:style-name="_32_6"> </text:span><text:span text:style-name="_36_9">w</text:span><text:span text:style-name="_31_7">a</text:span><text:span text:style-name="_34_3">s</text:span><text:span text:style-name="_37_0">.</text:span><text:span text:style-name="_31_"> </text:span><text:span text:style-name="_34_9">I</text:span><text:span text:style-name="_35_1"> </text:span><text:span text:style-name="_31_8">l</text:span><text:span text:style-name="_33_9">i</text:span><text:span text:style-name="_37_2">t</text:span><text:span text:style-name="_31_"> </text:span><text:span text:style-name="_33_9">a</text:span><text:span text:style-name="_35_1"> </text:span><text:span text:style-name="_31_4">c</text:span><text:span text:style-name="_35_0">a</text:span><text:span text:style-name="_37_5">n</text:span><text:span text:style-name="_32_5">d</text:span><text:span text:style-name="_34_3">l</text:span><text:span text:style-name="_36_0">e</text:span><text:span text:style-name="_31_3">,</text:span><text:span text:style-name="_32_6"> </text:span><text:span text:style-name="_37_0">a</text:span><text:span text:style-name="_31_3">n</text:span><text:span text:style-name="_34_8">d</text:span><text:span text:style-name="_35_1"> </text:span><text:span text:style-name="_31_8">s</text:span><text:span text:style-name="_34_8">t</text:span><text:span text:style-name="_36_8">a</text:span><text:span text:style-name="_32_5">r</text:span><text:span text:style-name="_34_0">t</text:span><text:span text:style-name="_36_4">e</text:span><text:span text:style-name="_31_7">d</text:span><text:span text:style-name="_32_6"> </text:span><text:span text:style-name="_35_8">t</text:span><text:span text:style-name="_38_">o</text:span><text:span text:style-name="_33_7">w</text:span><text:span text:style-name="_35_8">a</text:span><text:span text:style-name="_32_2">r</text:span><text:span text:style-name="_33_4">d</text:span><text:span text:style-name="_35_1"> </text:span><text:span text:style-name="_32_0">t</text:span><text:span text:style-name="_33_4">h</text:span><text:span text:style-name="_36_2">e</text:span><text:span text:style-name="_31_"> </text:span><text:span text:style-name="_34_2">s</text:span><text:span text:style-name="_36_7">t</text:span><text:span text:style-name="_32_0">a</text:span><text:span text:style-name="_33_5">i</text:span><text:span text:style-name="_35_7">r</text:span><text:span text:style-name="_32_0">s</text:span><text:span text:style-name="_35_0">,</text:span><text:span text:style-name="_35_1"> </text:span><text:span text:style-name="_31_0">a</text:span><text:span text:style-name="_33_8">n</text:span><text:span text:style-name="_37_3">d</text:span><text:span text:style-name="_31_"> </text:span><text:span text:style-name="_34_7">m</text:span><text:span text:style-name="_37_4">e</text:span><text:span text:style-name="_38_">t</text:span><text:span text:style-name="_32_6"> </text:span><text:span text:style-name="_36_9">a</text:span><text:span text:style-name="_31_"> </text:span><text:span text:style-name="_33_4">b</text:span><text:span text:style-name="_37_3">u</text:span><text:span text:style-name="_32_3">r</text:span><text:span text:style-name="_33_9">g</text:span><text:span text:style-name="_35_9">l</text:span><text:span text:style-name="_31_0">a</text:span><text:span text:style-name="_33_9">r</text:span><text:span text:style-name="_35_1"> </text:span><text:span text:style-name="_31_2">c</text:span><text:span text:style-name="_34_4">o</text:span><text:span text:style-name="_36_5">m</text:span><text:span text:style-name="_37_">i</text:span><text:span text:style-name="_33_8">n</text:span><text:span text:style-name="_37_4">g</text:span><text:span text:style-name="_31_"> </text:span><text:span text:style-name="_34_0">o</text:span><text:span text:style-name="_36_4">u</text:span><text:span text:style-name="_32_5">t</text:span><text:span text:style-name="_32_6"> </text:span><text:span text:style-name="_37_5">o</text:span><text:span text:style-name="_31_5">f</text:span><text:span text:style-name="_32_6"> </text:span><text:span text:style-name="_35_8">a</text:span><text:span text:style-name="_31_"> </text:span><text:span text:style-name="_33_7">r</text:span><text:span text:style-name="_36_2">o</text:span><text:span text:style-name="_31_3">o</text:span><text:span text:style-name="_33_7">m</text:span><text:span text:style-name="_35_1"> </text:span><text:span text:style-name="_31_7">w</text:span><text:span text:style-name="_35_0">i</text:span><text:span text:style-name="_35_9">t</text:span><text:span text:style-name="_37_">h</text:span><text:span text:style-name="_32_6"> </text:span><text:span text:style-name="_35_9">a</text:span><text:span text:style-name="_31_"> </text:span><text:span text:style-name="_34_5">b</text:span><text:span text:style-name="_35_8">a</text:span><text:span text:style-name="_39_">s</text:span><text:span text:style-name="_33_2">k</text:span><text:span text:style-name="_35_8">e</text:span><text:span text:style-name="_37_">t</text:span><text:span text:style-name="_32_6"> </text:span><text:span text:style-name="_35_7">o</text:span><text:span text:style-name="_38_">f</text:span><text:span text:style-name="_32_6"> </text:span><text:span text:style-name="_37_2">t</text:span><text:span text:style-name="_37_">i</text:span><text:span text:style-name="_35_0">n</text:span><text:span text:style-name="_37_5">w</text:span><text:span text:style-name="_39_">a</text:span><text:span text:style-name="_33_7">r</text:span><text:span text:style-name="_37_0">e</text:span><text:span text:style-name="_31_7">,</text:span><text:span text:style-name="_32_6"> </text:span><text:span text:style-name="_35_7">w</text:span><text:span text:style-name="_31_5">h</text:span><text:span text:style-name="_33_7">i</text:span><text:span text:style-name="_35_9">c</text:span><text:span text:style-name="_32_2">h</text:span><text:span text:style-name="_32_6"> </text:span><text:span text:style-name="_36_3">h</text:span><text:span text:style-name="_37_">e</text:span><text:span text:style-name="_32_6"> </text:span><text:span text:style-name="_36_7">h</text:span><text:span text:style-name="_31_8">a</text:span><text:span text:style-name="_34_7">d</text:span><text:span text:style-name="_35_1"> </text:span><text:span text:style-name="_31_0">m</text:span><text:span text:style-name="_34_5">i</text:span><text:span text:style-name="_36_5">s</text:span><text:span text:style-name="_32_5">t</text:span><text:span text:style-name="_34_7">a</text:span><text:span text:style-name="_37_2">k</text:span><text:span text:style-name="_32_3">e</text:span><text:span text:style-name="_33_5">n</text:span><text:span text:style-name="_35_1"> </text:span><text:span text:style-name="_31_9">f</text:span><text:span text:style-name="_34_7">o</text:span><text:span text:style-name="_36_2">r</text:span><text:span text:style-name="_31_"> </text:span><text:span text:style-name="_33_8">s</text:span><text:span text:style-name="_37_3">o</text:span><text:span text:style-name="_31_9">l</text:span><text:span text:style-name="_33_3">i</text:span><text:span text:style-name="_35_9">d</text:span><text:span text:style-name="_31_"> </text:span><text:span text:style-name="_33_3">s</text:span><text:span text:style-name="_36_7">i</text:span><text:span text:style-name="_39_">l</text:span><text:span text:style-name="_34_8">v</text:span><text:span text:style-name="_36_7">e</text:span><text:span text:style-name="_31_5">r</text:span><text:span text:style-name="_32_6"> </text:span><text:span text:style-name="_37_5">i</text:span><text:span text:style-name="_32_3">n</text:span><text:span text:style-name="_32_6"> </text:span><text:span text:style-name="_36_4">t</text:span><text:span text:style-name="_32_4">h</text:span><text:span text:style-name="_34_2">e</text:span><text:span text:style-name="_35_1"> </text:span><text:span text:style-name="_32_3">d</text:span><text:span text:style-name="_33_5">a</text:span><text:span text:style-name="_36_9">r</text:span><text:span text:style-name="_31_9">k</text:span><text:span text:style-name="_34_5">.</text:span><text:span text:style-name="_35_1"> </text:span><text:span text:style-name="_37_">H</text:span><text:span text:style-name="_34_8">e</text:span><text:span text:style-name="_35_1"> </text:span><text:span text:style-name="_31_9">w</text:span><text:span text:style-name="_33_2">a</text:span><text:span text:style-name="_36_7">s</text:span><text:span text:style-name="_31_"> </text:span><text:span text:style-name="_34_8">s</text:span><text:span text:style-name="_35_8">m</text:span><text:span text:style-name="_32_5">o</text:span><text:span text:style-name="_34_9">k</text:span><text:span text:style-name="_35_9">i</text:span><text:span text:style-name="_32_4">n</text:span><text:span text:style-name="_34_5">g</text:span><text:span text:style-name="_35_1"> </text:span><text:span text:style-name="_32_0">a</text:span><text:span text:style-name="_32_6"> </text:span><text:span text:style-name="_36_7">p</text:span><text:span text:style-name="_32_0">i</text:span><text:span text:style-name="_33_3">p</text:span><text:span text:style-name="_36_8">e</text:span><text:span text:style-name="_31_4">.</text:span><text:span text:style-name="_32_6"> </text:span><text:span text:style-name="_36_8">I</text:span><text:span text:style-name="_31_"> </text:span><text:span text:style-name="_34_2">s</text:span><text:span text:style-name="_35_7">a</text:span><text:span text:style-name="_31_3">i</text:span><text:span text:style-name="_33_5">d</text:span><text:span text:style-name="_37_2">,</text:span><text:span text:style-name="_31_"> </text:span><text:span text:style-name="_33_4">'</text:span><text:span text:style-name="_35_7">M</text:span><text:span text:style-name="_32_3">y</text:span><text:span text:style-name="_32_6"> </text:span><text:span text:style-name="_36_7">f</text:span><text:span text:style-name="_32_3">r</text:span><text:span text:style-name="_33_8">i</text:span><text:span text:style-name="_37_2">e</text:span><text:span text:style-name="_32_5">n</text:span><text:span text:style-name="_34_7">d</text:span><text:span text:style-name="_37_2">,</text:span><text:span text:style-name="_31_"> </text:span><text:span text:style-name="_33_9">w</text:span><text:span text:style-name="_35_9">e</text:span><text:span text:style-name="_31_"> </text:span><text:span text:style-name="_34_7">d</text:span><text:span text:style-name="_37_4">o</text:span><text:span text:style-name="_31_"> </text:span><text:span text:style-name="_33_2">n</text:span><text:span text:style-name="_36_5">o</text:span><text:span text:style-name="_31_8">t</text:span><text:span text:style-name="_32_6"> </text:span><text:span text:style-name="_36_5">a</text:span><text:span text:style-name="_32_2">l</text:span><text:span text:style-name="_33_2">l</text:span><text:span text:style-name="_35_8">o</text:span><text:span text:style-name="_31_2">w</text:span><text:span text:style-name="_32_6"> </text:span><text:span text:style-name="_36_5">s</text:span><text:span text:style-name="_31_9">m</text:span><text:span text:style-name="_34_3">o</text:span><text:span text:style-name="_36_9">k</text:span><text:span text:style-name="_31_3">i</text:span><text:span text:style-name="_34_3">n</text:span><text:span text:style-name="_37_5">g</text:span><text:span text:style-name="_31_"> </text:span><text:span text:style-name="_34_2">i</text:span><text:span text:style-name="_36_9">n</text:span><text:span text:style-name="_31_"> </text:span><text:span text:style-name="_33_2">t</text:span><text:span text:style-name="_36_2">h</text:span><text:span text:style-name="_37_">i</text:span><text:span text:style-name="_34_8">s</text:span><text:span text:style-name="_35_1"> </text:span><text:span text:style-name="_32_4">r</text:span><text:span text:style-name="_34_0">o</text:span><text:span text:style-name="_37_5">o</text:span><text:span text:style-name="_32_5">m</text:span><text:span text:style-name="_34_5">.</text:span><text:span text:style-name="_36_0">'</text:span><text:span text:style-name="_31_"> </text:span><text:span text:style-name="_34_0">H</text:span><text:span text:style-name="_36_9">e</text:span><text:span text:style-name="_31_"> </text:span><text:span text:style-name="_34_0">s</text:span><text:span text:style-name="_37_2">a</text:span><text:span text:style-name="_32_4">i</text:span><text:span text:style-name="_33_3">d</text:span><text:span text:style-name="_35_1"> </text:span><text:span text:style-name="_38_">h</text:span><text:span text:style-name="_34_5">e</text:span><text:span text:style-name="_35_1"> </text:span><text:span text:style-name="_31_8">w</text:span><text:span text:style-name="_34_8">a</text:span><text:span text:style-name="_36_8">s</text:span><text:span text:style-name="_31_"> </text:span><text:span text:style-name="_33_3">a</text:span><text:span text:style-name="_35_1"> </text:span><text:span text:style-name="_32_5">s</text:span><text:span text:style-name="_33_2">t</text:span><text:span text:style-name="_36_2">r</text:span><text:span text:style-name="_31_4">a</text:span><text:span text:style-name="_34_4">n</text:span><text:span text:style-name="_36_2">g</text:span><text:span text:style-name="_31_8">e</text:span><text:span text:style-name="_34_3">r</text:span><text:span text:style-name="_37_2">,</text:span><text:span text:style-name="_31_"> </text:span><text:span text:style-name="_34_2">a</text:span><text:span text:style-name="_36_4">n</text:span><text:span text:style-name="_31_3">d</text:span><text:span text:style-name="_32_6"> </text:span><text:span text:style-name="_37_0">c</text:span><text:span text:style-name="_31_7">o</text:span><text:span text:style-name="_33_9">u</text:span><text:span text:style-name="_36_4">l</text:span><text:span text:style-name="_39_">d</text:span><text:span text:style-name="_32_6"> </text:span><text:span text:style-name="_36_9">n</text:span><text:span text:style-name="_31_2">o</text:span><text:span text:style-name="_34_3">t</text:span><text:span text:style-name="_35_1"> </text:span><text:span text:style-name="_31_7">b</text:span><text:span text:style-name="_34_8">e</text:span><text:span text:style-name="_35_1"> </text:span><text:span text:style-name="_31_7">e</text:span><text:span text:style-name="_34_5">x</text:span><text:span text:style-name="_36_7">p</text:span><text:span text:style-name="_32_3">e</text:span><text:span text:style-name="_33_2">c</text:span><text:span text:style-name="_36_7">t</text:span><text:span text:style-name="_32_0">e</text:span><text:span text:style-name="_33_7">d</text:span><text:span text:style-name="_35_1"> </text:span><text:span text:style-name="_37_">t</text:span><text:span text:style-name="_34_2">o</text:span><text:span text:style-name="_35_1"> </text:span><text:span text:style-name="_31_9">k</text:span><text:span text:style-name="_33_3">n</text:span><text:span text:style-name="_35_9">o</text:span><text:span text:style-name="_31_0">w</text:span><text:span text:style-name="_32_6"> </text:span><text:span text:style-name="_37_2">t</text:span><text:span text:style-name="_38_">h</text:span><text:span text:style-name="_34_7">e</text:span><text:span text:style-name="_35_1"> </text:span><text:span text:style-name="_38_">r</text:span><text:span text:style-name="_34_5">u</text:span><text:span text:style-name="_37_2">l</text:span><text:span text:style-name="_31_7">e</text:span><text:span text:style-name="_33_2">s</text:span><text:span text:style-name="_35_1"> </text:span><text:span text:style-name="_31_4">o</text:span><text:span text:style-name="_33_8">f</text:span><text:span text:style-name="_35_1"> </text:span><text:span text:style-name="_31_7">t</text:span><text:span text:style-name="_34_9">h</text:span><text:span text:style-name="_36_7">e</text:span><text:span text:style-name="_31_"> </text:span><text:span text:style-name="_34_3">h</text:span><text:span text:style-name="_36_4">o</text:span><text:span text:style-name="_32_3">u</text:span><text:span text:style-name="_34_9">s</text:span><text:span text:style-name="_35_7">e</text:span><text:span text:style-name="_32_4">:</text:span><text:span text:style-name="_32_6"> </text:span><text:span text:style-name="_36_2">s</text:span><text:span text:style-name="_31_3">a</text:span><text:span text:style-name="_34_4">i</text:span><text:span text:style-name="_35_8">d</text:span><text:span text:style-name="_31_"> </text:span><text:span text:style-name="_34_4">h</text:span><text:span text:style-name="_36_5">e</text:span><text:span text:style-name="_31_"> </text:span><text:span text:style-name="_34_4">h</text:span><text:span text:style-name="_37_4">a</text:span><text:span text:style-name="_32_0">d</text:span><text:span text:style-name="_32_6"> </text:span><text:span text:style-name="_36_4">b</text:span><text:span text:style-name="_31_8">e</text:span><text:span text:style-name="_33_8">e</text:span><text:span text:style-name="_37_3">n</text:span><text:span text:style-name="_31_"> </text:span><text:span text:style-name="_33_2">i</text:span><text:span text:style-name="_36_5">n</text:span><text:span text:style-name="_31_"> </text:span><text:span text:style-name="_35_0">m</text:span><text:span text:style-name="_36_9">a</text:span><text:span text:style-name="_31_8">n</text:span><text:span text:style-name="_34_0">y</text:span><text:span text:style-name="_35_1"> </text:span><text:span text:style-name="_31_4">h</text:span><text:span text:style-name="_33_9">o</text:span><text:span text:style-name="_36_3">u</text:span><text:span text:style-name="_38_">s</text:span><text:span text:style-name="_33_5">e</text:span><text:span text:style-name="_35_9">s</text:span><text:span text:style-name="_31_"> </text:span><text:span text:style-name="_34_2">j</text:span><text:span text:style-name="_37_2">u</text:span><text:span text:style-name="_31_5">s</text:span><text:span text:style-name="_33_4">t</text:span><text:span text:style-name="_35_1"> </text:span><text:span text:style-name="_31_0">a</text:span><text:span text:style-name="_34_4">s</text:span><text:span text:style-name="_35_1"> </text:span><text:span text:style-name="_31_9">g</text:span><text:span text:style-name="_33_5">o</text:span><text:span text:style-name="_37_0">o</text:span><text:span text:style-name="_31_4">d</text:span><text:span text:style-name="_32_6"> </text:span><text:span text:style-name="_37_3">a</text:span><text:span text:style-name="_31_8">s</text:span><text:span text:style-name="_32_6"> </text:span><text:span text:style-name="_37_4">t</text:span><text:span text:style-name="_31_0">h</text:span><text:span text:style-name="_33_2">i</text:span><text:span text:style-name="_37_2">s</text:span><text:span text:style-name="_31_"> </text:span><text:span text:style-name="_33_9">o</text:span><text:span text:style-name="_36_8">n</text:span><text:span text:style-name="_31_3">e</text:span><text:span text:style-name="_34_4">,</text:span><text:span text:style-name="_35_1"> </text:span><text:span text:style-name="_31_3">a</text:span><text:span text:style-name="_33_9">n</text:span><text:span text:style-name="_37_3">d</text:span><text:span text:style-name="_31_"> </text:span><text:span text:style-name="_33_2">i</text:span><text:span text:style-name="_35_7">t</text:span><text:span text:style-name="_31_"> </text:span><text:span text:style-name="_34_7">h</text:span><text:span text:style-name="_36_3">a</text:span><text:span text:style-name="_37_">d</text:span><text:span text:style-name="_32_6"> </text:span><text:span text:style-name="_35_8">n</text:span><text:span text:style-name="_38_">e</text:span><text:span text:style-name="_33_4">v</text:span><text:span text:style-name="_36_0">e</text:span><text:span text:style-name="_31_7">r</text:span><text:span text:style-name="_32_6"> </text:span><text:span text:style-name="_36_8">b</text:span><text:span text:style-name="_38_">e</text:span><text:span text:style-name="_33_3">e</text:span><text:span text:style-name="_35_9">n</text:span><text:span text:style-name="_31_"> </text:span><text:span text:style-name="_33_8">o</text:span><text:span text:style-name="_35_7">b</text:span><text:span text:style-name="_32_2">j</text:span><text:span text:style-name="_34_5">e</text:span><text:span text:style-name="_36_9">c</text:span><text:span text:style-name="_31_7">t</text:span><text:span text:style-name="_33_9">e</text:span><text:span text:style-name="_35_8">d</text:span><text:span text:style-name="_31_"> </text:span><text:span text:style-name="_35_0">t</text:span><text:span text:style-name="_36_9">o</text:span><text:span text:style-name="_31_"> </text:span><text:span text:style-name="_34_5">b</text:span><text:span text:style-name="_35_7">e</text:span><text:span text:style-name="_32_2">f</text:span><text:span text:style-name="_33_8">o</text:span><text:span text:style-name="_35_9">r</text:span><text:span text:style-name="_31_3">e</text:span><text:span text:style-name="_34_0">.</text:span><text:span text:style-name="_35_1"> </text:span><text:span text:style-name="_31_2">H</text:span><text:span text:style-name="_33_5">e</text:span><text:span text:style-name="_35_1"> </text:span><text:span text:style-name="_31_5">a</text:span><text:span text:style-name="_34_8">d</text:span><text:span text:style-name="_35_9">d</text:span><text:span text:style-name="_31_3">e</text:span><text:span text:style-name="_33_7">d</text:span><text:span text:style-name="_35_1"> </text:span><text:span text:style-name="_31_5">t</text:span><text:span text:style-name="_33_2">h</text:span><text:span text:style-name="_37_4">a</text:span><text:span text:style-name="_31_3">t</text:span><text:span text:style-name="_32_6"> </text:span><text:span text:style-name="_37_3">a</text:span><text:span text:style-name="_31_4">s</text:span><text:span text:style-name="_32_6"> </text:span><text:span text:style-name="_35_7">f</text:span><text:span text:style-name="_32_4">a</text:span><text:span text:style-name="_34_9">r</text:span><text:span text:style-name="_35_1"> </text:span><text:span text:style-name="_31_7">a</text:span><text:span text:style-name="_33_5">s</text:span><text:span text:style-name="_35_1"> </text:span><text:span text:style-name="_31_2">h</text:span><text:span text:style-name="_34_9">i</text:span><text:span text:style-name="_36_5">s</text:span><text:span text:style-name="_31_"> </text:span><text:span text:style-name="_33_9">e</text:span><text:span text:style-name="_37_5">x</text:span><text:span text:style-name="_32_0">p</text:span><text:span text:style-name="_33_8">e</text:span><text:span text:style-name="_37_5">r</text:span><text:span text:style-name="_32_4">i</text:span><text:span text:style-name="_34_9">e</text:span><text:span text:style-name="_36_0">n</text:span><text:span text:style-name="_31_0">c</text:span><text:span text:style-name="_33_5">e</text:span><text:span text:style-name="_35_1"> </text:span><text:span text:style-name="_31_0">w</text:span><text:span text:style-name="_35_0">e</text:span><text:span text:style-name="_36_7">n</text:span><text:span text:style-name="_32_0">t</text:span><text:span text:style-name="_34_2">,</text:span><text:span text:style-name="_35_1"> </text:span><text:span text:style-name="_39_">s</text:span><text:span text:style-name="_33_4">u</text:span><text:span text:style-name="_37_5">c</text:span><text:span text:style-name="_31_8">h</text:span><text:span text:style-name="_32_6"> </text:span><text:span text:style-name="_36_3">r</text:span><text:span text:style-name="_38_">u</text:span><text:span text:style-name="_34_8">l</text:span><text:span text:style-name="_35_7">e</text:span><text:span text:style-name="_31_4">s</text:span><text:span text:style-name="_32_6"> </text:span><text:span text:style-name="_35_9">h</text:span><text:span text:style-name="_31_7">a</text:span><text:span text:style-name="_33_9">d</text:span><text:span text:style-name="_35_1"> </text:span><text:span text:style-name="_31_7">n</text:span><text:span text:style-name="_33_7">e</text:span><text:span text:style-name="_35_9">v</text:span><text:span text:style-name="_32_5">e</text:span><text:span text:style-name="_34_4">r</text:span><text:span text:style-name="_35_1"> </text:span><text:span text:style-name="_32_3">b</text:span><text:span text:style-name="_33_9">e</text:span><text:span text:style-name="_36_5">e</text:span><text:span text:style-name="_31_9">n</text:span><text:span text:style-name="_32_6"> </text:span><text:span text:style-name="_36_8">c</text:span><text:span text:style-name="_32_4">o</text:span><text:span text:style-name="_34_4">n</text:span><text:span text:style-name="_37_2">s</text:span><text:span text:style-name="_32_2">i</text:span><text:span text:style-name="_33_3">d</text:span><text:span text:style-name="_37_4">e</text:span><text:span text:style-name="_31_5">r</text:span><text:span text:style-name="_34_3">e</text:span><text:span text:style-name="_36_8">d</text:span><text:span text:style-name="_31_"> </text:span><text:span text:style-name="_33_3">t</text:span><text:span text:style-name="_36_7">o</text:span><text:span text:style-name="_31_"> </text:span><text:span text:style-name="_33_3">a</text:span><text:span text:style-name="_35_8">p</text:span><text:span text:style-name="_31_8">p</text:span><text:span text:style-name="_33_5">l</text:span><text:span text:style-name="_36_5">y</text:span><text:span text:style-name="_31_"> </text:span><text:span text:style-name="_33_7">t</text:span><text:span text:style-name="_36_2">o</text:span><text:span text:style-name="_31_"> </text:span><text:span text:style-name="_35_0">b</text:span><text:span text:style-name="_36_5">u</text:span><text:span text:style-name="_31_3">r</text:span><text:span text:style-name="_34_4">g</text:span><text:span text:style-name="_37_5">l</text:span><text:span text:style-name="_31_0">a</text:span><text:span text:style-name="_34_9">r</text:span><text:span text:style-name="_36_5">s</text:span><text:span text:style-name="_32_5">,</text:span><text:span text:style-name="_32_6"> </text:span><text:span text:style-name="_35_7">a</text:span><text:span text:style-name="_31_8">n</text:span><text:span text:style-name="_33_9">y</text:span><text:span text:style-name="_37_2">w</text:span><text:span text:style-name="_38_">a</text:span><text:span text:style-name="_35_0">y</text:span><text:span text:style-name="_35_9">.</text:span></text:p>
      <text:p text:style-name="P1"><text:span text:style-name="_31_8">"</text:span><text:span text:style-name="_35_0">I</text:span><text:span text:style-name="_35_1"> </text:span><text:span text:style-name="_37_">s</text:span><text:span text:style-name="_34_8">a</text:span><text:span text:style-name="_36_2">i</text:span><text:span text:style-name="_32_3">d</text:span><text:span text:style-name="_33_8">:</text:span><text:span text:style-name="_35_1"> </text:span><text:span text:style-name="_31_3">'</text:span><text:span text:style-name="_33_4">S</text:span><text:span text:style-name="_36_3">m</text:span><text:span text:style-name="_31_5">o</text:span><text:span text:style-name="_34_4">k</text:span><text:span text:style-name="_37_4">e</text:span><text:span text:style-name="_31_"> </text:span><text:span text:style-name="_33_7">a</text:span><text:span text:style-name="_36_5">l</text:span><text:span text:style-name="_37_">o</text:span><text:span text:style-name="_34_7">n</text:span><text:span text:style-name="_37_3">g</text:span><text:span text:style-name="_32_0">,</text:span><text:span text:style-name="_32_6"> </text:span><text:span text:style-name="_37_4">t</text:span><text:span text:style-name="_31_8">h</text:span><text:span text:style-name="_33_9">e</text:span><text:span text:style-name="_35_9">n</text:span><text:span text:style-name="_31_2">,</text:span><text:span text:style-name="_32_6"> </text:span><text:span text:style-name="_37_3">i</text:span><text:span text:style-name="_39_">f</text:span><text:span text:style-name="_32_6"> </text:span><text:span text:style-name="_36_7">i</text:span><text:span text:style-name="_31_4">t</text:span><text:span text:style-name="_32_6"> </text:span><text:span text:style-name="_37_3">i</text:span><text:span text:style-name="_32_0">s</text:span><text:span text:style-name="_32_6"> </text:span><text:span text:style-name="_36_7">t</text:span><text:span text:style-name="_38_">h</text:span><text:span text:style-name="_33_8">e</text:span><text:span text:style-name="_35_1"> </text:span><text:span text:style-name="_31_0">c</text:span><text:span text:style-name="_33_2">u</text:span><text:span text:style-name="_37_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42:32.45</meta:creation-date>
    <dc:title>Haathi</dc:title>
    <meta:editing-duration>PT5M4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3T10:48:14.35</dc:date>
    <meta:template xlink:type="simple" xlink:actuate="onRequest" xlink:title="Haathi" xlink:href="file:///C:/Users/kwa/AppData/Roaming/OpenOffice/4/user/template/Haathi.ott" meta:date="2016-02-23T10:42:32.07"/>
  </office:meta>
</office:document-meta>
</file>